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CO 4.6 $\mu$m vibration-rotational lines have been observed with the phoenix spectrograph by Ryde (1999) and Smith (2009) on the 2.1 m telescope at Kitt Peak and on the Gemini South telescope respectivily. By assuming an LTE situation for the ground level of CO Ryde (1999) <text:s/>derived a mean kinetic temperature of 38 ${}^{+6}_{-5}$ K along the line of sight at a distance of 4$\arcsec$ north of Betelgeuse. Our CARMA data suggests that the S1 shell extends out beyond this but Ryde's temperature is not in agreement with the original S1 temperature of 200${}^{+50}_{-10}$ K which was derieved by Bernat. Smith (2009) did not derieve the temperature <text:s/>in the CSE but used their <text:s/>4.6 $\mu$m spectra to reveal extended resonantly scattered CO emission out to $\sim$ 3 – 5$\arcsec$ in good agreement with our mean S1 radial value. They observe emission over a velocity range of 30 km s-1 but two distinct shells are not detected. Mild ($\sim$ 20\%) density inhomogenities are reported but overall, their observations are consistent with a spherical, optically thin and steady wi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amon </meta:initial-creator>
    <meta:creation-date>2011-11-16T21:14:44</meta:creation-date>
    <meta:document-statistic meta:table-count="0" meta:image-count="0" meta:object-count="0" meta:page-count="1" meta:paragraph-count="1" meta:word-count="178" meta:character-count="1080"/>
    <dc:date>2011-11-16T23:51:44</dc:date>
    <dc:creator>Eamon </dc:creator>
    <meta:editing-duration>PT00H03M20S</meta:editing-duration>
    <meta:editing-cycles>1</meta:editing-cycles>
    <meta:generator>OpenOffice.org/3.2$Linux OpenOffice.org_project/320m12$Build-9483</meta:generator>
  </office:meta>
</office:document-meta>
</file>